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305cm" draw:marker-start-width="0.762cm" draw:marker-end-width="0.762cm" draw:fill="solid" draw:fill-color="#ffffff" draw:textarea-horizontal-align="justify" draw:textarea-vertical-align="middle" draw:auto-grow-height="false" fo:padding-top="0.277cm" fo:padding-bottom="0.277cm" fo:padding-left="0.402cm" fo:padding-right="0.402cm" draw:shadow="hidden" draw:shadow-offset-x="0.305cm" draw:shadow-offset-y="0.305cm"/>
    </style:style>
    <style:style style:name="gr2" style:family="graphic" style:parent-style-name="standard">
      <style:graphic-properties svg:stroke-width="0.305cm" draw:marker-start-width="0.762cm" draw:marker-end-width="0.762cm" draw:textarea-horizontal-align="center" draw:textarea-vertical-align="middle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width="0.254cm" svg:stroke-color="#000000" draw:marker-start-width="0.579cm" draw:marker-end-width="0.579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81cm" svg:x="7.98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3.81cm" svg:x="7.985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795cm" svg:y1="7.985cm" svg:x2="11.795cm" svg:y2="9.255cm">
          <text:p/>
        </draw:line>
        <draw:line draw:style-name="gr2" draw:text-style-name="P1" draw:layer="layout" svg:x1="11.795cm" svg:y1="10.485cm" svg:x2="11.795cm" svg:y2="11.755cm">
          <text:p/>
        </draw:line>
        <draw:line draw:style-name="gr2" draw:text-style-name="P1" draw:layer="layout" svg:x1="7.98cm" svg:y1="9.765cm" svg:x2="9.25cm" svg:y2="9.765cm">
          <text:p/>
        </draw:line>
        <draw:line draw:style-name="gr2" draw:text-style-name="P1" draw:layer="layout" svg:x1="14.38cm" svg:y1="9.765cm" svg:x2="15.65cm" svg:y2="9.765cm">
          <text:p/>
        </draw:line>
        <draw:custom-shape draw:style-name="gr1" draw:text-style-name="P1" draw:layer="layout" svg:width="7.62cm" svg:height="3.81cm" svg:x="7.985cm" svg:y="12.56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895cm" svg:y1="15.085cm" svg:x2="13.895cm" svg:y2="16.355cm">
          <text:p/>
        </draw:line>
        <draw:line draw:style-name="gr2" draw:text-style-name="P1" draw:layer="layout" svg:x1="9.655cm" svg:y1="15.105cm" svg:x2="9.655cm" svg:y2="16.375cm">
          <text:p/>
        </draw:line>
        <draw:line draw:style-name="gr2" draw:text-style-name="P1" draw:layer="layout" svg:x1="11.755cm" svg:y1="12.605cm" svg:x2="11.755cm" svg:y2="13.875cm">
          <text:p/>
        </draw:line>
        <draw:custom-shape draw:style-name="gr1" draw:text-style-name="P1" draw:layer="layout" svg:width="7.62cm" svg:height="3.81cm" svg:x="7.985cm" svg:y="17.1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795cm" svg:y1="19.885cm" svg:x2="9.795cm" svg:y2="21.155cm">
          <text:p/>
        </draw:line>
        <draw:line draw:style-name="gr2" draw:text-style-name="P1" draw:layer="layout" svg:x1="7.985cm" svg:y1="18.315cm" svg:x2="10.525cm" svg:y2="18.315cm">
          <text:p/>
        </draw:line>
        <draw:line draw:style-name="gr2" draw:text-style-name="P1" draw:layer="layout" svg:x1="13.085cm" svg:y1="19.815cm" svg:x2="15.625cm" svg:y2="19.815cm">
          <text:p/>
        </draw:line>
        <draw:line draw:style-name="gr2" draw:text-style-name="P1" draw:layer="layout" svg:x1="13.895cm" svg:y1="17.385cm" svg:x2="13.895cm" svg:y2="18.655cm">
          <text:p/>
        </draw:line>
        <draw:custom-shape draw:style-name="gr1" draw:text-style-name="P1" draw:layer="layout" svg:width="7.62cm" svg:height="3.81cm" svg:x="7.985cm" svg:y="21.7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55cm" svg:y1="24.195cm" svg:x2="14.435cm" svg:y2="24.195cm">
          <text:p/>
        </draw:line>
        <draw:line draw:style-name="gr2" draw:text-style-name="P1" draw:layer="layout" svg:x1="14.335cm" svg:y1="23.025cm" svg:x2="14.335cm" svg:y2="24.295cm">
          <text:p/>
        </draw:line>
        <draw:line draw:style-name="gr2" draw:text-style-name="P1" draw:layer="layout" svg:x1="11.795cm" svg:y1="24.16cm" svg:x2="11.795cm" svg:y2="25.43cm">
          <text:p/>
        </draw:line>
        <draw:line draw:style-name="gr2" draw:text-style-name="P1" draw:layer="layout" svg:x1="9.435cm" svg:y1="23.025cm" svg:x2="9.435cm" svg:y2="24.295cm">
          <text:p/>
        </draw:line>
        <draw:frame draw:style-name="gr3" draw:layer="layout" svg:width="2.437cm" svg:height="0.962cm" svg:x="5.181cm" svg:y="9.283cm">
          <draw:text-box>
            <text:p>Nivel 2</text:p>
          </draw:text-box>
        </draw:frame>
        <draw:frame draw:style-name="gr3" draw:layer="layout" svg:width="2.437cm" svg:height="0.962cm" svg:x="5.182cm" svg:y="4.883cm">
          <draw:text-box>
            <text:p>Nivel 1</text:p>
          </draw:text-box>
        </draw:frame>
        <draw:frame draw:style-name="gr3" draw:layer="layout" svg:width="2.437cm" svg:height="0.962cm" svg:x="5.182cm" svg:y="13.983cm">
          <draw:text-box>
            <text:p>Nivel 3</text:p>
          </draw:text-box>
        </draw:frame>
        <draw:frame draw:style-name="gr3" draw:layer="layout" svg:width="2.437cm" svg:height="0.962cm" svg:x="5.183cm" svg:y="18.583cm">
          <draw:text-box>
            <text:p>Nivel 4</text:p>
          </draw:text-box>
        </draw:frame>
        <draw:frame draw:style-name="gr3" draw:layer="layout" svg:width="2.437cm" svg:height="0.962cm" svg:x="5.184cm" svg:y="23.183cm">
          <draw:text-box>
            <text:p>Nivel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atalia </meta:initial-creator>
    <meta:creation-date>2012-05-22T20:43:16</meta:creation-date>
    <dc:date>2012-05-22T21:30:40</dc:date>
    <dc:creator>natalia </dc:creator>
    <meta:editing-duration>PT16M53S</meta:editing-duration>
    <meta:editing-cycles>1</meta:editing-cycles>
    <meta:document-statistic meta:object-count="25"/>
    <meta:generator>LibreOffice/3.3$Linux LibreOffice_project/330m19$Build-401</meta:generator>
  </office:meta>
</office:document-meta>
</file>